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3.31mm" svg:y="44.83mm">
            <draw:object draw:notify-on-update-of-ranges="Sheet1.A3:Sheet1.A3 Sheet1.A4:Sheet1.A9 Sheet1.B3:Sheet1.B3 Sheet1.B4:Sheet1.B9 Sheet1.A3:Sheet1.A3 Sheet1.A4:Sheet1.A9 Sheet1.C3:Sheet1.C3 Sheet1.C4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7.28mm" svg:y="41.37mm">
            <draw:object draw:notify-on-update-of-ranges="Sheet1.E3:Sheet1.E3 Sheet1.E4:Sheet1.E8 Sheet1.F3:Sheet1.F3 Sheet1.F4:Sheet1.F8 Sheet1.E3:Sheet1.E3 Sheet1.E4:Sheet1.E8 Sheet1.G3:Sheet1.G3 Sheet1.G4:Sheet1.G8 Sheet1.E3:Sheet1.E3 Sheet1.E4:Sheet1.E8 Sheet1.H3:Sheet1.H3 Sheet1.H4:Sheet1.H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8 GH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read #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Sequential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orrect #</text:p>
          </table:table-cell>
          <table:table-cell table:style-name="ce2" office:value-type="string" calcext:value-type="string">
            <text:p>Test set count</text:p>
          </table:table-cell>
          <table:table-cell table:style-name="ce2" office:value-type="string" calcext:value-type="string">
            <text:p>Accurac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4.459934" calcext:value-type="float">
            <text:p>2744.459934</text:p>
          </table:table-cell>
          <table:table-cell office:value-type="float" office:value="2686.814" calcext:value-type="float">
            <text:p>2686.8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342" calcext:value-type="float">
            <text:p>342</text:p>
          </table:table-cell>
          <table:table-cell table:formula="of:=[.F4]/[.G4]*100" office:value-type="float" office:value="96.4912280701754" calcext:value-type="float">
            <text:p>96.491228070175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24.543135" calcext:value-type="float">
            <text:p>1624.543135</text:p>
          </table:table-cell>
          <table:table-cell office:value-type="float" office:value="2686.814" calcext:value-type="float">
            <text:p>2686.8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324" calcext:value-type="float">
            <text:p>324</text:p>
          </table:table-cell>
          <table:table-cell table:formula="of:=[.F5]/[.G5]*100" office:value-type="float" office:value="97.5308641975309" calcext:value-type="float">
            <text:p>97.530864197530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6.372035" calcext:value-type="float">
            <text:p>1276.372035</text:p>
          </table:table-cell>
          <table:table-cell office:value-type="float" office:value="2686.814" calcext:value-type="float">
            <text:p>2686.8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table:formula="of:=[.F6]/[.G6]*100" office:value-type="float" office:value="99.2592592592593" calcext:value-type="float">
            <text:p>99.259259259259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87.538449" calcext:value-type="float">
            <text:p>1187.538449</text:p>
          </table:table-cell>
          <table:table-cell office:value-type="float" office:value="2686.814" calcext:value-type="float">
            <text:p>2686.8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table:formula="of:=[.F7]/[.G7]*100" office:value-type="float" office:value="99.5726495726496" calcext:value-type="float">
            <text:p>99.572649572649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6.071107" calcext:value-type="float">
            <text:p>1156.071107</text:p>
          </table:table-cell>
          <table:table-cell office:value-type="float" office:value="2686.814" calcext:value-type="float">
            <text:p>2686.81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[.F8]/[.G8]*100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01.279995" calcext:value-type="float">
            <text:p>1301.279995</text:p>
          </table:table-cell>
          <table:table-cell office:value-type="float" office:value="2686.814" calcext:value-type="float">
            <text:p>2686.814</text:p>
          </table:table-cell>
          <table:table-cell table:number-columns-repeated="1021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office:value-type="string" calcext:value-type="string">
            <text:p>1.8 GH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prof 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%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<text:s/>self</text:p>
          </table:table-cell>
          <table:table-cell/>
          <table:table-cell office:value-type="string" calcext:value-type="string">
            <text:p><text:s text:c="2"/>self</text:p>
          </table:table-cell>
          <table:table-cell office:value-type="string" calcext:value-type="string">
            <text:p><text:s/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ime</text:p>
          </table:table-cell>
          <table:table-cell office:value-type="string" calcext:value-type="string">
            <text:p><text:s text:c="2"/>second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ms/call</text:p>
          </table:table-cell>
          <table:table-cell office:value-type="string" calcext:value-type="string">
            <text:p>ms/call</text:p>
          </table:table-cell>
          <table:table-cell office:value-type="string" calcext:value-type="string">
            <text:p><text:s/>name</text:p>
          </table:table-cell>
          <table:table-cell table:number-columns-repeated="1017"/>
        </table:table-row>
        <table:table-row table:style-name="ro1">
          <table:table-cell office:value-type="float" office:value="48.4" calcext:value-type="float">
            <text:p>48.4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12687840" calcext:value-type="float">
            <text:p>12687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ly_filter_on_pixel</text:p>
          </table:table-cell>
          <table:table-cell table:number-columns-repeated="1017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0.63" calcext:value-type="float">
            <text:p>0.63</text:p>
          </table:table-cell>
          <table:table-cell office:value-type="float" office:value="0.19" calcext:value-type="float">
            <text:p>0.19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string" calcext:value-type="string">
            <text:p><text:s/>read_pgm_file</text:p>
          </table:table-cell>
          <table:table-cell table:number-columns-repeated="1017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81" calcext:value-type="float">
            <text:p>0.81</text:p>
          </table:table-cell>
          <table:table-cell office:value-type="float" office:value="0.18" calcext:value-type="float">
            <text:p>0.18</text:p>
          </table:table-cell>
          <table:table-cell office:value-type="float" office:value="360" calcext:value-type="float">
            <text:p>360</text:p>
          </table:table-cell>
          <table:table-cell office:value-type="float" office:value="0.5" calcext:value-type="float">
            <text:p>0.5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<text:s/>create_histogram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1" calcext:value-type="float">
            <text:p>0.91</text:p>
          </table:table-cell>
          <table:table-cell office:value-type="float" office:value="0.1" calcext:value-type="float">
            <text:p>0.1</text:p>
          </table:table-cell>
          <table:table-cell office:value-type="float" office:value="32400" calcext:value-type="float">
            <text:p>3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istance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lloc_2d_matrix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ealloc_2d_matrix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/>find_close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prof o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%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<text:s/>self</text:p>
          </table:table-cell>
          <table:table-cell/>
          <table:table-cell office:value-type="string" calcext:value-type="string">
            <text:p><text:s text:c="2"/>self</text:p>
          </table:table-cell>
          <table:table-cell office:value-type="string" calcext:value-type="string">
            <text:p><text:s/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ime</text:p>
          </table:table-cell>
          <table:table-cell office:value-type="string" calcext:value-type="string">
            <text:p><text:s text:c="2"/>second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us/call</text:p>
          </table:table-cell>
          <table:table-cell office:value-type="string" calcext:value-type="string">
            <text:p>us/call</text:p>
          </table:table-cell>
          <table:table-cell office:value-type="string" calcext:value-type="string">
            <text:p><text:s/>name</text:p>
          </table:table-cell>
          <table:table-cell table:number-columns-repeated="1017"/>
        </table:table-row>
        <table:table-row table:style-name="ro1">
          <table:table-cell office:value-type="float" office:value="62.44" calcext:value-type="float">
            <text:p>62.44</text:p>
          </table:table-cell>
          <table:table-cell table:number-columns-repeated="2" office:value-type="float" office:value="0.73" calcext:value-type="float">
            <text:p>0.73</text:p>
          </table:table-cell>
          <table:table-cell table:number-columns-repeated="3"/>
          <table:table-cell office:value-type="string" calcext:value-type="string">
            <text:p><text:s/>main</text:p>
          </table:table-cell>
          <table:table-cell table:number-columns-repeated="1017"/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1.07" calcext:value-type="float">
            <text:p>1.07</text:p>
          </table:table-cell>
          <table:table-cell office:value-type="float" office:value="0.34" calcext:value-type="float">
            <text:p>0.34</text:p>
          </table:table-cell>
          <table:table-cell office:value-type="float" office:value="5810687" calcext:value-type="float">
            <text:p>581068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<text:s/>apply_filter_on_pixel</text:p>
          </table:table-cell>
          <table:table-cell table:number-columns-repeated="1017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1.17" calcext:value-type="float">
            <text:p>1.17</text:p>
          </table:table-cell>
          <table:table-cell office:value-type="float" office:value="0.1" calcext:value-type="float">
            <text:p>0.1</text:p>
          </table:table-cell>
          <table:table-cell office:value-type="float" office:value="30871" calcext:value-type="float">
            <text:p>30871</text:p>
          </table:table-cell>
          <table:table-cell table:number-columns-repeated="2" office:value-type="float" office:value="3.24" calcext:value-type="float">
            <text:p>3.24</text:p>
          </table:table-cell>
          <table:table-cell office:value-type="string" calcext:value-type="string">
            <text:p><text:s/>distance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ealloc_2d_matrix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lloc_2d_matrix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create_histogram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read_pgm_file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575.18" calcext:value-type="float">
            <text:p>575.18</text:p>
          </table:table-cell>
          <table:table-cell office:value-type="string" calcext:value-type="string">
            <text:p><text:s/>find_closest</text:p>
          </table:table-cell>
          <table:table-cell table:number-columns-repeated="1017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1:10:51.370387131</meta:creation-date>
    <dc:date>2019-04-30T23:45:46.727577203</dc:date>
    <meta:editing-duration>PT2H19M38S</meta:editing-duration>
    <meta:editing-cycles>6</meta:editing-cycles>
    <meta:generator>LibreOffice/6.0.7.3$Linux_X86_64 LibreOffice_project/00m0$Build-3</meta:generator>
    <meta:document-statistic meta:table-count="1" meta:cell-count="1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3.952cm" style:legend-expansion="high" chart:style-name="ch2"/>
        <chart:plot-area chart:style-name="ch3" table:cell-range-address="Sheet1.A3:Sheet1.C9" chart:data-source-has-labels="row" svg:x="1.331cm" svg:y="0.18cm" svg:width="11.391cm" svg:height="7.659cm">
          <chartooo:coordinate-region svg:x="2.323cm" svg:y="0.379cm" svg:width="10.212cm" svg:height="6.813cm"/>
          <chart:axis chart:dimension="x" chart:name="primary-x" chart:style-name="ch4">
            <chart:title svg:x="5.977cm" svg:y="8.019cm" chart:style-name="ch5">
              <text:p>Thread Count</text:p>
            </chart:title>
          </chart:axis>
          <chart:axis chart:dimension="y" chart:name="primary-y" chart:style-name="ch4">
            <chart:title svg:x="0.451cm" svg:y="5.495cm" chart:style-name="ch6">
              <text:p>Execution Time(ms)</text:p>
            </chart:title>
            <chart:grid chart:style-name="ch7" chart:class="major"/>
          </chart:axis>
          <chart:series chart:style-name="ch8" chart:values-cell-range-address="Sheet1.B4:Sheet1.B9" chart:label-cell-address="Sheet1.B3:Sheet1.B3" chart:class="chart:scatter">
            <chart:domain table:cell-range-address="Sheet1.A4:Sheet1.A9"/>
            <chart:data-point chart:repeated="6"/>
          </chart:series>
          <chart:series chart:style-name="ch9" chart:values-cell-range-address="Sheet1.C4:Sheet1.C9" chart:label-cell-address="Sheet1.C3:Sheet1.C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allel</text:p>
                <draw:g>
                  <svg:desc>Sheet1.B3:Sheet1.B3</svg:desc>
                </draw:g>
              </table:table-cell>
              <table:table-cell office:value-type="string">
                <text:p>Sequential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2744.459934">
                <text:p>2744.459934</text:p>
                <draw:g>
                  <svg:desc>Sheet1.B4:Sheet1.B9</svg:desc>
                </draw:g>
              </table:table-cell>
              <table:table-cell office:value-type="float" office:value="2686.814">
                <text:p>2686.814</text:p>
                <draw:g>
                  <svg:desc>Sheet1.C4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24.543135">
                <text:p>1624.543135</text:p>
              </table:table-cell>
              <table:table-cell office:value-type="float" office:value="2686.814">
                <text:p>2686.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76.372035">
                <text:p>1276.372035</text:p>
              </table:table-cell>
              <table:table-cell office:value-type="float" office:value="2686.814">
                <text:p>2686.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87.538449">
                <text:p>1187.538449</text:p>
              </table:table-cell>
              <table:table-cell office:value-type="float" office:value="2686.814">
                <text:p>2686.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56.071107">
                <text:p>1156.071107</text:p>
              </table:table-cell>
              <table:table-cell office:value-type="float" office:value="2686.814">
                <text:p>2686.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301.279995">
                <text:p>1301.279995</text:p>
              </table:table-cell>
              <table:table-cell office:value-type="float" office:value="2686.814">
                <text:p>2686.8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703cm" style:legend-expansion="high" chart:style-name="ch2"/>
        <chart:plot-area chart:style-name="ch3" table:cell-range-address="Sheet1.E3:Sheet1.H8" chart:data-source-has-labels="row" svg:x="1.331cm" svg:y="0.18cm" svg:width="9.901cm" svg:height="7.659cm">
          <chartooo:coordinate-region svg:x="2.138cm" svg:y="0.379cm" svg:width="8.286cm" svg:height="6.813cm"/>
          <chart:axis chart:dimension="x" chart:name="primary-x" chart:style-name="ch4">
            <chart:title svg:x="6.144cm" svg:y="8.019cm" chart:style-name="ch5">
              <text:p>k</text:p>
            </chart:title>
          </chart:axis>
          <chart:axis chart:dimension="y" chart:name="primary-y" chart:style-name="ch4">
            <chart:title svg:x="0.451cm" svg:y="5.178cm" chart:style-name="ch6">
              <text:p>Sample # in set</text:p>
            </chart:title>
            <chart:grid chart:style-name="ch7" chart:class="major"/>
          </chart:axis>
          <chart:axis chart:dimension="y" chart:name="secondary-y" chart:style-name="ch8">
            <chart:title svg:x="11.552cm" svg:y="4.913cm" chart:style-name="ch6">
              <text:p>Accuracy %</text:p>
            </chart:title>
          </chart:axis>
          <chart:series chart:attached-axis="primary-y" chart:style-name="ch9" chart:values-cell-range-address="Sheet1.F4:Sheet1.F8" chart:label-cell-address="Sheet1.F3:Sheet1.F3" chart:class="chart:scatter">
            <chart:domain table:cell-range-address="Sheet1.E4:Sheet1.E8"/>
            <chart:data-point chart:repeated="5"/>
          </chart:series>
          <chart:series chart:attached-axis="primary-y" chart:style-name="ch10" chart:values-cell-range-address="Sheet1.G4:Sheet1.G8" chart:label-cell-address="Sheet1.G3:Sheet1.G3" chart:class="chart:scatter">
            <chart:data-point chart:repeated="5"/>
          </chart:series>
          <chart:series chart:attached-axis="secondary-y" chart:style-name="ch11" chart:values-cell-range-address="Sheet1.H4:Sheet1.H8" chart:label-cell-address="Sheet1.H3:Sheet1.H3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rrect #</text:p>
                <draw:g>
                  <svg:desc>Sheet1.F3:Sheet1.F3</svg:desc>
                </draw:g>
              </table:table-cell>
              <table:table-cell office:value-type="string">
                <text:p>Test set count</text:p>
                <draw:g>
                  <svg:desc>Sheet1.G3:Sheet1.G3</svg:desc>
                </draw:g>
              </table:table-cell>
              <table:table-cell office:value-type="string">
                <text:p>Accuracy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4:Sheet1.E8</svg:desc>
                </draw:g>
              </table:table-cell>
              <table:table-cell office:value-type="float" office:value="330">
                <text:p>330</text:p>
                <draw:g>
                  <svg:desc>Sheet1.F4:Sheet1.F8</svg:desc>
                </draw:g>
              </table:table-cell>
              <table:table-cell office:value-type="float" office:value="342">
                <text:p>342</text:p>
                <draw:g>
                  <svg:desc>Sheet1.G4:Sheet1.G8</svg:desc>
                </draw:g>
              </table:table-cell>
              <table:table-cell office:value-type="float" office:value="96.4912280701754">
                <text:p>96.4912280701754</text:p>
                <draw:g>
                  <svg:desc>Sheet1.H4:Sheet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6">
                <text:p>316</text:p>
              </table:table-cell>
              <table:table-cell office:value-type="float" office:value="324">
                <text:p>324</text:p>
              </table:table-cell>
              <table:table-cell office:value-type="float" office:value="97.5308641975309">
                <text:p>97.5308641975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68">
                <text:p>268</text:p>
              </table:table-cell>
              <table:table-cell office:value-type="float" office:value="270">
                <text:p>270</text:p>
              </table:table-cell>
              <table:table-cell office:value-type="float" office:value="99.2592592592593">
                <text:p>99.2592592592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33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99.5726495726496">
                <text:p>99.5726495726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